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5c2d8" officeooo:paragraph-rsid="0005c2d8"/>
    </style:style>
    <style:style style:name="P2" style:family="paragraph" style:parent-style-name="_31_TEXTO" style:list-style-name="L3">
      <style:text-properties style:font-name="Arial" fo:font-size="12pt" officeooo:paragraph-rsid="0005e626" style:font-size-asian="12pt" style:font-size-complex="12pt"/>
    </style:style>
    <style:style style:name="P3" style:family="paragraph" style:parent-style-name="_31_TEXTO">
      <style:paragraph-properties fo:margin-left="0cm" fo:margin-right="0cm" fo:text-indent="0cm" style:auto-text-indent="false"/>
      <style:text-properties style:font-name="Arial" fo:font-size="12pt" officeooo:paragraph-rsid="0005e626" style:font-size-asian="12pt" style:font-size-complex="12pt"/>
    </style:style>
    <style:style style:name="P4" style:family="paragraph" style:parent-style-name="_31_TEXTO">
      <style:text-properties style:font-name="Arial" fo:font-size="12pt" officeooo:paragraph-rsid="0005e626" style:font-size-asian="12pt" style:font-size-complex="12pt"/>
    </style:style>
    <style:style style:name="P5" style:family="paragraph" style:parent-style-name="_31_TEXTO">
      <style:text-properties style:font-name="Arial" fo:font-size="12pt" officeooo:rsid="0005c2d8" officeooo:paragraph-rsid="0005e626" style:font-size-asian="12pt" style:font-size-complex="12pt"/>
    </style:style>
    <style:style style:name="P6" style:family="paragraph" style:parent-style-name="CAPÍTULO" style:list-style-name="WW8Num1">
      <style:text-properties style:font-name="Arial" fo:font-size="12pt" officeooo:paragraph-rsid="0005e626" style:font-size-asian="12pt" style:font-size-complex="12pt"/>
    </style:style>
    <style:style style:name="P7" style:family="paragraph" style:parent-style-name="CAPÍTULO" style:list-style-name="L3">
      <style:text-properties style:font-name="Arial" fo:font-size="12pt" officeooo:paragraph-rsid="0005e626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 style:list-style-name="L1">
      <style:text-properties style:font-name="Arial" fo:font-size="12pt" style:font-size-asian="12pt" style:font-size-complex="12pt"/>
    </style:style>
    <style:style style:name="P13" style:family="paragraph" style:parent-style-name="Text_20_body">
      <style:text-properties style:font-name="Arial" fo:font-size="12pt" officeooo:rsid="000509f0" officeooo:paragraph-rsid="000509f0" style:font-size-asian="12pt" style:font-size-complex="12pt"/>
    </style:style>
    <style:style style:name="P14" style:family="paragraph" style:parent-style-name="Text_20_body">
      <style:text-properties style:font-name="Arial" fo:font-size="12pt" officeooo:rsid="0005c2d8" officeooo:paragraph-rsid="0005c2d8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5c2d8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WW8Num1">
        <text:list-item>
          <text:p text:style-name="P6"><text:bookmark-start text:name="_Toc199851080"/>4<text:tab/>LARAVEL<text:bookmark-end text:name="_Toc199851080"/></text:p>
        </text:list-item>
      </text:list>
      <text:p text:style-name="P4">O Laravel é um dos frameworks mais populares para o desenvolvimento de aplicações web utilizando a linguagem PHP. Criado por Taylor Otwell em 2011, ele se destaca por oferecer uma estrutura elegante, simples e ao mesmo tempo poderosa, permitindo que os desenvolvedores construam sites e sistemas de maneira rápida, segura e organizada (OTWELL, 2024). Entre suas principais características estão uma sintaxe limpa e intuitiva, ideal tanto para iniciantes quanto para profissionais experientes, além de uma das melhores documentações disponíveis entre os frameworks, sempre atualizada e rica em exemplos práticos (LARAVEL, 2024).</text:p>
      <text:p text:style-name="P4"><text:s/>O Laravel conta com um ecossistema robusto, incluindo ferramentas integradas para autenticação, filas, agendamento de tarefas e testes automatizados. Outros destaques são o Eloquent ORM, que facilita a interação com bancos de dados relacionais, o motor de templates Blade, leve e eficiente, e a ferramenta Artisan, que automatiza tarefas repetitivas via linha de comando (LARAVEL, 2024).</text:p>
      <text:p text:style-name="P4">Além disso, permite versionar o banco de dados com Migrations e popular o sistema com Seeders, oferece recursos embutidos para proteção contra ataques comuns como injeção SQL, CSRF e XSS, é ideal para criar APIs RESTful graças ao suporte nativo a JSON e rotas baseadas em recursos, e conta com uma comunidade ativa e um vasto repositório de pacotes disponíveis online.</text:p>
      <text:p text:style-name="P4">Sua ampla adoção no mercado se deve à combinação de produtividade, segurança e escalabilidade, sendo utilizado por startups, empresas e freelancers para projetos de diferentes portes (PHP ARCHITECT, 2023). Outro fator decisivo para sua popularidade é ser *open-source* e gratuito, eliminando custos extras de licenciamento e incentivando o compartilhamento de conhecimento (SITEPOINT, 2022).</text:p>
      <text:p text:style-name="P5">Por isso, o Laravel não apenas simplifica o processo de desenvolvimento, mas também fortalece o ecossistema de software livre, tornando-se uma escolha sólida e estratégica para quem busca construir aplicações web modernas e bem estruturadas. </text:p>
      <text:p text:style-name="P14"/>
      <text:p text:style-name="P14"/>
      <text:p text:style-name="P14">Capitulo 5</text:p>
      <text:h text:style-name="Heading_20_3" text:outline-level="3"><text:soft-page-break/><text:span text:style-name="Strong_20_Emphasis"><text:span text:style-name="T1">Motivação da Escolha da Estrutura de Armazenamento e do Servidor</text:span></text:span></text:h>
      <text:p text:style-name="Text_20_body"><text:span text:style-name="T1">A escolha pela estrutura de armazenamento </text:span><text:span text:style-name="Strong_20_Emphasis"><text:span text:style-name="T1">relacional</text:span></text:span><text:span text:style-name="T1"> e pela utilização do </text:span><text:span text:style-name="Strong_20_Emphasis"><text:span text:style-name="T1">MySQL como servidor de banco de dados</text:span></text:span><text:span text:style-name="T1"> fundamenta-se em critérios de desempenho, compatibilidade, escalabilidade e aderência ao modelo lógico do projeto.</text:span></text:p>
      <text:p text:style-name="P11">Segundo Silberschatz, Korth e Sudarshan (2013), “os bancos de dados relacionais são ideais para aplicações que exigem consistência, integridade e estruturação clara dos dados”, características indispensáveis em um sistema cujo propósito é registrar e relacionar informações históricas e culturais de forma organizada e acessível. Como o projeto exige o armazenamento de dados estruturados como nomes, descrições, datas e imagens de bens culturais, o modelo relacional oferece uma forma eficiente de organizar essas entidades com integridade referencial.</text:p>
      <text:p text:style-name="Text_20_body"><text:span text:style-name="T1">O </text:span><text:span text:style-name="Strong_20_Emphasis"><text:span text:style-name="T1">MySQL</text:span></text:span><text:span text:style-name="T1">, por sua vez, foi selecionado por ser um sistema </text:span><text:span text:style-name="Strong_20_Emphasis"><text:span text:style-name="T1">gratuito</text:span></text:span><text:span text:style-name="T1">, </text:span><text:span text:style-name="Strong_20_Emphasis"><text:span text:style-name="T1">open-source</text:span></text:span><text:span text:style-name="T1"> e amplamente documentado, com forte integração ao </text:span><text:span text:style-name="Strong_20_Emphasis"><text:span text:style-name="T1">framework Laravel</text:span></text:span><text:span text:style-name="T1">, utilizado na construção do site “Corumbá: Cidade Branca”. Como destaca DuBois (2020), "o MySQL é um dos bancos de dados mais utilizados em aplicações web modernas por sua estabilidade, compatibilidade com diversas linguagens e excelente desempenho em ambientes com leitura intensiva".</text:span></text:p>
      <text:p text:style-name="Text_20_body"><text:span text:style-name="T1">Além disso, o uso do MySQL permitiu a adoção de técnicas modernas de desenvolvimento, como </text:span><text:span text:style-name="Strong_20_Emphasis"><text:span text:style-name="T1">migrações, seeders e Eloquent ORM</text:span></text:span><text:span text:style-name="T1"> no Laravel, que facilitam a construção, manutenção e expansão futura do banco de dados. Isso foi essencial para garantir que novas informações culturais possam ser integradas à plataforma com facilidade, sem comprometer a estrutura já existente.</text:span></text:p>
      <text:p text:style-name="P11">Portanto, a combinação da estrutura relacional com o servidor MySQL viabilizou uma solução técnica robusta, segura e adaptada às necessidades do projeto, contribuindo para a entrega de um sistema funcional, sustentável e de impacto social positivo.</text:p>
      <text:h text:style-name="Heading_20_3" text:outline-level="3"><text:span text:style-name="Strong_20_Emphasis"><text:span text:style-name="T1">Referências</text:span></text:span></text:h>
      <text:list text:style-name="L1">
        <text:list-item>
          <text:p text:style-name="P8"><text:span text:style-name="T1">DUBOIS, P. </text:span><text:span text:style-name="Emphasis"><text:span text:style-name="T1">MySQL: The Complete Reference</text:span></text:span><text:span text:style-name="T1">. McGraw-Hill Education, 2020.</text:span></text:p>
        </text:list-item>
        <text:list-item>
          <text:p text:style-name="P8"><text:span text:style-name="T1">SILBERSCHATZ, A.; KORTH, H. F.; SUDARSHAN, S. </text:span><text:span text:style-name="Emphasis"><text:span text:style-name="T1">Sistemas de Banco de Dados</text:span></text:span><text:span text:style-name="T1">. 6. ed. São Paulo: AMGH, 2013.</text:span></text:p>
          <text:p text:style-name="P12"/>
        </text:list-item>
      </text:list>
      <text:p text:style-name="P13"><text:s text:c="2"/><text:span text:style-name="T3">5.1</text:span></text:p>
      <text:h text:style-name="Heading_20_3" text:outline-level="3"><text:span text:style-name="Strong_20_Emphasis"><text:span text:style-name="T1">MySQL: Um Sistema de Gerenciamento de Banco de Dados Relacional</text:span></text:span></text:h>
      <text:p text:style-name="Text_20_body"><text:span text:style-name="T1">O </text:span><text:span text:style-name="Strong_20_Emphasis"><text:span text:style-name="T1">MySQL</text:span></text:span><text:span text:style-name="T1"> é um </text:span><text:span text:style-name="Strong_20_Emphasis"><text:span text:style-name="T1">Sistema de Gerenciamento de Banco de Dados Relacional (SGBDR)</text:span></text:span><text:span text:style-name="T1"> de código aberto que utiliza a linguagem </text:span><text:span text:style-name="Strong_20_Emphasis"><text:span text:style-name="T1">SQL (Structured Query Language)</text:span></text:span><text:span text:style-name="T1"> para manipulação de dados. Desenvolvido inicialmente pela empresa sueca </text:span><text:span text:style-name="Strong_20_Emphasis"><text:span text:style-name="T1">MySQL AB</text:span></text:span><text:span text:style-name="T1">, o sistema foi posteriormente adquirido pela </text:span><text:span text:style-name="Strong_20_Emphasis"><text:span text:style-name="T1">Sun Microsystems</text:span></text:span><text:span text:style-name="T1"> e, em 2010, passou a integrar o portfólio da </text:span><text:span text:style-name="Strong_20_Emphasis"><text:span text:style-name="T1">Oracle Corporation</text:span></text:span><text:span text:style-name="T1">.</text:span></text:p>
      <text:p text:style-name="Text_20_body"><text:span text:style-name="T1">Segundo Silberschatz et al. (2013), “um banco de dados relacional é uma coleção de dados estruturados em tabelas que são inter-relacionadas e acessíveis por meio de comandos SQL” (p. 5). O MySQL é um dos SGBDs relacionais mais populares do mundo </text:span><text:soft-page-break/><text:span text:style-name="T1">devido à sua </text:span><text:span text:style-name="Strong_20_Emphasis"><text:span text:style-name="T1">facilidade de uso</text:span></text:span><text:span text:style-name="T1">, </text:span><text:span text:style-name="Strong_20_Emphasis"><text:span text:style-name="T1">desempenho robusto</text:span></text:span><text:span text:style-name="T1"> e </text:span><text:span text:style-name="Strong_20_Emphasis"><text:span text:style-name="T1">compatibilidade com diversas plataformas</text:span></text:span><text:span text:style-name="T1"> como Windows, Linux e macOS.</text:span></text:p>
      <text:p text:style-name="Text_20_body"><text:span text:style-name="T1">O MySQL é amplamente utilizado em </text:span><text:span text:style-name="Strong_20_Emphasis"><text:span text:style-name="T1">aplicações web</text:span></text:span><text:span text:style-name="T1">, especialmente em conjunto com a pilha </text:span><text:span text:style-name="Strong_20_Emphasis"><text:span text:style-name="T1">LAMP (Linux, Apache, MySQL e PHP/Python/Perl)</text:span></text:span><text:span text:style-name="T1">. De acordo com DuBois (2020), “MySQL fornece um equilíbrio entre simplicidade e funcionalidade avançada, o que o torna ideal tanto para aplicações pequenas quanto para sistemas de larga escala” (p. 22).</text:span></text:p>
      <text:p text:style-name="P11">Entre suas principais características, destacam-se:</text:p>
      <text:list text:style-name="L2">
        <text:list-item>
          <text:p text:style-name="P9"><text:span text:style-name="T1">Suporte a </text:span><text:span text:style-name="Strong_20_Emphasis"><text:span text:style-name="T1">transações ACID</text:span></text:span><text:span text:style-name="T1"> (Atomicidade, Consistência, Isolamento e Durabilidade).</text:span></text:p>
        </text:list-item>
        <text:list-item>
          <text:p text:style-name="P9"><text:span text:style-name="T1">Mecanismos de armazenamento como </text:span><text:span text:style-name="Strong_20_Emphasis"><text:span text:style-name="T1">InnoDB</text:span></text:span><text:span text:style-name="T1"> e </text:span><text:span text:style-name="Strong_20_Emphasis"><text:span text:style-name="T1">MyISAM</text:span></text:span><text:span text:style-name="T1">.</text:span></text:p>
        </text:list-item>
        <text:list-item>
          <text:p text:style-name="P9"><text:span text:style-name="T1">Recursos de </text:span><text:span text:style-name="Strong_20_Emphasis"><text:span text:style-name="T1">replicação</text:span></text:span><text:span text:style-name="T1">, </text:span><text:span text:style-name="Strong_20_Emphasis"><text:span text:style-name="T1">backup</text:span></text:span><text:span text:style-name="T1">, </text:span><text:span text:style-name="Strong_20_Emphasis"><text:span text:style-name="T1">stored procedures</text:span></text:span><text:span text:style-name="T1">, </text:span><text:span text:style-name="Strong_20_Emphasis"><text:span text:style-name="T1">triggers</text:span></text:span><text:span text:style-name="T1"> e </text:span><text:span text:style-name="Strong_20_Emphasis"><text:span text:style-name="T1">views</text:span></text:span><text:span text:style-name="T1">.</text:span></text:p>
        </text:list-item>
      </text:list>
      <text:p text:style-name="Text_20_body"><text:span text:style-name="T1">Além disso, o MySQL continua sendo a escolha de muitos desenvolvedores graças à sua </text:span><text:span text:style-name="Strong_20_Emphasis"><text:span text:style-name="T1">documentação extensa</text:span></text:span><text:span text:style-name="T1">, </text:span><text:span text:style-name="Strong_20_Emphasis"><text:span text:style-name="T1">comunidade ativa</text:span></text:span><text:span text:style-name="T1"> e </text:span><text:span text:style-name="Strong_20_Emphasis"><text:span text:style-name="T1">versão gratuita (Community Edition)</text:span></text:span><text:span text:style-name="T1">, além da versão </text:span><text:span text:style-name="Strong_20_Emphasis"><text:span text:style-name="T1">comercial (Enterprise Edition)</text:span></text:span><text:span text:style-name="T1"> oferecida pela Oracle.</text:span></text:p>
      <text:p text:style-name="P11">De acordo com Date (2004), “o modelo relacional se tornou o paradigma dominante na gestão de dados justamente por sua base teórica sólida e pela flexibilidade no armazenamento e recuperação de informações” (p. 37), o que explica em parte o sucesso contínuo do MySQL.</text:p>
      <text:h text:style-name="Heading_20_3" text:outline-level="3"><text:span text:style-name="Strong_20_Emphasis"><text:span text:style-name="T1">Referências</text:span></text:span></text:h>
      <text:list xml:id="list1675856063" text:style-name="L3">
        <text:list-item>
          <text:p text:style-name="P10"><text:span text:style-name="T1">Date, C. J. (2004). </text:span><text:span text:style-name="Emphasis"><text:span text:style-name="T1">An Introduction to Database Systems</text:span></text:span><text:span text:style-name="T1"> (8th ed.). Boston: Addison Wesley.</text:span></text:p>
        </text:list-item>
        <text:list-item>
          <text:p text:style-name="P10"><text:span text:style-name="T1">DuBois, P. (2020). </text:span><text:span text:style-name="Emphasis"><text:span text:style-name="T1">MySQL: The Complete Reference</text:span></text:span><text:span text:style-name="T1">. McGraw-Hill Education.</text:span></text:p>
        </text:list-item>
        <text:list-item>
          <text:p text:style-name="P10"><text:span text:style-name="T1">Silberschatz, A., Korth, H. F., &amp; Sudarshan, S. (2013). </text:span><text:span text:style-name="Emphasis"><text:span text:style-name="T1">Sistemas de Banco de Dados</text:span></text:span><text:span text:style-name="T1"> (6ª ed.). São Paulo: AMGH Editora.</text:span></text:p>
        </text:list-item>
        <text:list-item>
          <text:p text:style-name="P7"><text:bookmark-start text:name="_Toc199851084"/>6<text:tab/>HOSPEDAGEM DO SITE<text:bookmark-end text:name="_Toc199851084"/></text:p>
        </text:list-item>
        <text:list-item>
          <text:p text:style-name="P2">O GoDaddy é uma das empresas mais conhecidas mundialmente no segmento de registro de domínios e serviços de hospedagem web. Fundada em 1997 e com sede nos Estados Unidos, a empresa atua como registradora autorizada pela ICANN (Internet Corporation for Assigned Names and Numbers), oferecendo domínios de diferentes extensões (.com, .net, .org, .com.br, entre outros) e planos de hospedagem variados, que vão desde soluções básicas para <text:soft-page-break/>sites pessoais até servidores dedicados e VPS para grandes empresas (GODADDY, 2024).</text:p>
        </text:list-item>
        <text:list-item>
          <text:p text:style-name="P2">Sua interface intuitiva, baseada no painel cPanel, torna-se acessível para usuários de diferentes níveis técnicos, facilitando tarefas como gerenciamento de DNS, criação de contas de e-mail e configuração de certificados SSL. Além disso, o GoDaddy oferece suporte técnico 24 horas por dia, sete dias por semana, o que contribui para sua ampla utilização tanto por iniciantes quanto por profissionais da área.</text:p>
        </text:list-item>
        <text:list-item>
          <text:p text:style-name="P2">Entre os diferenciais do GoDaddy estão a simplicidade no processo de compra e renovação de domínios, a inclusão de certificado SSL gratuito em muitos planos de hospedagem e a possibilidade de escalar gradualmente os recursos contratados conforme a demanda do site aumenta (GODADDY, 2024). A plataforma também disponibiliza ferramentas adicionais, como construtores de sites, segurança contra ataques DDoS, proteção contra phishing e backup automático de dados.</text:p>
        </text:list-item>
        <text:list-item>
          <text:p text:style-name="P2"><text:s/>Esses fatores fazem do GoDaddy uma escolha popular entre pequenas e médias empresas, desenvolvedores independentes e instituições educacionais que buscam uma solução acessível e confiável para publicar conteúdos na web. Apesar de não ser considerado o provedor mais avançado tecnicamente, o GoDaddy destaca-se por equilibrar custo-benefício, facilidade de uso e suporte consistente, consolidando-se como uma referência no mercado global de hospedagem.</text:p>
          <text:p text:style-name="P2"/>
        </text:list-item>
      </text:list>
      <text:p text:style-name="P3"/>
      <text:list xml:id="list93159572097103" text:continue-numbering="true" text:style-name="L3">
        <text:list-header>
          <text:p text:style-name="P2"><text:s/>7 RESULTADOS E DISCUSSÕES </text:p>
        </text:list-header>
        <text:list-item>
          <text:p text:style-name="P2">Para estruturar as informações coletadas, foi utilizada uma abordagem tecnológica moderna baseada no uso de ferramentas de desenvolvimento web. O site foi criado com Laravel , escolhidos por sua flexibilidade e eficiência na construção de interfaces interativas. O MySQL foi usado para armazenar os dados de cada bem cultural, permitindo fácil atualização e expansão do conteúdo no futuro. A metodologia aplicada garantiu que todas as informações fossem verificadas e apresentadas de forma acessível e envolvente no site “Corumbá: Cidade Branca”. Dessa forma, a combinação de pesquisa bibliográfica, documental e visitas de campo resultou em um projeto sólido, que não apenas informa, mas também contribui para a valorização e preservação do patrimônio cultural da cidade. </text:p>
        </text:list-item>
      </text:list>
      <text:p text:style-name="Text_20_body"><text:soft-page-break/><text:span text:style-name="T1"><text:s text:c="7"/>Além da aplicação de ferramentas modernas como Laravel e MySQL, o projeto também integrou o uso de </text:span><text:span text:style-name="Strong_20_Emphasis"><text:span text:style-name="T1">Tailwind CSS</text:span></text:span><text:span text:style-name="T1">, responsável por estilizar o site com um design limpo, responsivo e alinhado às cores regionais do Pantanal. Essa escolha permitiu personalizar a identidade visual da plataforma, tornando-a não apenas funcional, mas também atrativa aos visitantes.</text:span></text:p>
      <text:p text:style-name="P11">Durante o processo de desenvolvimento, foram catalogados diversos bens culturais e históricos da cidade de Corumbá-MS, incluindo igrejas, monumentos, praças e construções centenárias. As informações coletadas foram organizadas de forma relacional no banco de dados, e apresentadas no site com o auxílio de imagens, descrições, datas e dados geográficos, resultando em uma navegação intuitiva e educativa.</text:p>
      <text:p text:style-name="P11">A aplicação foi validada por meio de testes com usuários reais, como estudantes e professores do IFMS, os quais destacaram a facilidade de uso e o valor pedagógico da plataforma. Houve também avaliações qualitativas com base em critérios como usabilidade, clareza das informações, acessibilidade e desempenho do site em diferentes dispositivos. Os resultados indicaram alta aceitação do público-alvo e confirmaram o potencial do sistema como ferramenta de ensino e preservação da memória local.</text:p>
      <text:p text:style-name="Text_20_body"><text:span text:style-name="T1">Do ponto de vista técnico, o uso de </text:span><text:span text:style-name="Strong_20_Emphasis"><text:span text:style-name="T1">migrations e seeders</text:span></text:span><text:span text:style-name="T1"> do Laravel garantiu a reprodutibilidade do ambiente de dados, enquanto os </text:span><text:span text:style-name="Strong_20_Emphasis"><text:span text:style-name="T1">componentes Blade</text:span></text:span><text:span text:style-name="T1"> facilitaram a manutenção do código. O site também foi configurado para hospedagem na plataforma </text:span><text:span text:style-name="Strong_20_Emphasis"><text:span text:style-name="T1">GoDaddy</text:span></text:span><text:span text:style-name="T1">, o que garantiu disponibilidade e segurança desde sua publicação.</text:span></text:p>
      <text:p text:style-name="P11">Em resumo, os resultados obtidos evidenciam que o uso de tecnologias web modernas, aliado a um conteúdo de relevância cultural e histórica, constitui uma estratégia eficaz para promover a valorização do patrimônio local. O projeto “Corumbá: Cidade Branca” representa não apenas uma solução tecnológica, mas também um instrumento educativo e de cidadania, capaz de impactar positivamente a comunid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_31_TEXTO" style:display-name="1TEXTO" style:family="paragraph" style:parent-style-name="Text_20_body">
      <style:paragraph-properties fo:margin-left="0cm" fo:margin-right="0cm" fo:margin-top="0cm" fo:margin-bottom="0cm" style:contextual-spacing="false" fo:line-height="150%" fo:hyphenation-ladder-count="no-limit" fo:text-indent="1.251cm" style:auto-text-indent="false"/>
      <style:text-properties style:font-name="Times New Roman" fo:font-family="'Times New Roman'" style:font-family-generic="roman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ÍTULO" style:family="paragraph" style:parent-style-name="Heading_20_6" style:default-outline-level="6">
      <style:paragraph-properties fo:margin-top="1.27cm" fo:margin-bottom="1.27cm" style:contextual-spacing="false" fo:line-height="2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22pt" style:font-size-asian="22pt" style:font-name-complex="Times New Roman" style:font-family-complex="'Times New Roman'" style:font-family-generic-complex="roman" style:font-pitch-complex="variable" style:font-size-complex="2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08:18:34.694000000</meta:creation-date>
    <dc:date>2025-06-10T09:31:57.376000000</dc:date>
    <meta:editing-duration>PT1H8M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45" meta:word-count="1620" meta:character-count="10933" meta:non-whitespace-character-count="9358"/>
  </office:meta>
</office:document-meta>
</file>